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2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2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2">
      <style:table-cell-properties fo:border-top="thin solid #000000" fo:border-bottom="none" fo:border-left="none" fo:border-right="thin solid #000000"/>
    </style:style>
    <style:style style:name="ce15" style:family="table-cell" style:parent-style-name="Default" style:data-style-name="N2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2">
      <style:table-cell-properties fo:border-top="none" fo:border-bottom="none" fo:border-left="none" fo:border-right="thin solid #00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none"/>
    </style:style>
    <style:style style:name="ce22" style:family="table-cell" style:parent-style-name="Default" style:data-style-name="N2">
      <style:table-cell-properties fo:border-top="none" fo:border-bottom="thin solid #000000" fo:border-left="none" fo:border-right="none"/>
    </style:style>
    <style:style style:name="ce23" style:family="table-cell" style:parent-style-name="Default" style:data-style-name="N2">
      <style:table-cell-properties fo:border-top="none" fo:border-bottom="thin solid #000000" fo:border-left="none" fo:border-right="thin solid #000000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30" style:family="table-cell" style:parent-style-name="Currency" style:data-style-name="N37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3" style:family="table-cell" style:parent-style-name="Currency" style:data-style-name="N37">
      <style:table-cell-properties fo:border-top="thin solid #000000" fo:border-bottom="none" fo:border-left="none" fo:border-right="thin solid #000000"/>
    </style:style>
    <style:style style:name="ce34" style:family="table-cell" style:parent-style-name="Currency" style:data-style-name="N37">
      <style:table-cell-properties fo:border-top="thin solid #000000" fo:border-bottom="none" fo:border-left="thin solid #000000" fo:border-right="none"/>
    </style:style>
    <style:style style:name="ce35" style:family="table-cell" style:parent-style-name="Currency" style:data-style-name="N37">
      <style:table-cell-properties fo:border-top="thin solid #000000" fo:border-bottom="none" fo:border-left="none" fo:border-right="none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7" style:family="table-cell" style:parent-style-name="Currency" style:data-style-name="N37">
      <style:table-cell-properties fo:border-top="none" fo:border-bottom="none" fo:border-left="none" fo:border-right="thin solid #000000"/>
    </style:style>
    <style:style style:name="ce38" style:family="table-cell" style:parent-style-name="Currency" style:data-style-name="N37">
      <style:table-cell-properties fo:border-top="none" fo:border-bottom="none" fo:border-left="thin solid #000000" fo:border-right="none"/>
    </style:style>
    <style:style style:name="ce39" style:family="table-cell" style:parent-style-name="Currency" style:data-style-name="N37"/>
    <style:style style:name="ce4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1" style:family="table-cell" style:parent-style-name="Currency" style:data-style-name="N37">
      <style:table-cell-properties fo:border-top="none" fo:border-bottom="thin solid #000000" fo:border-left="none" fo:border-right="thin solid #000000"/>
    </style:style>
    <style:style style:name="ce42" style:family="table-cell" style:parent-style-name="Currency" style:data-style-name="N37">
      <style:table-cell-properties fo:border-top="none" fo:border-bottom="thin solid #000000" fo:border-left="thin solid #000000" fo:border-right="none"/>
    </style:style>
    <style:style style:name="ce43" style:family="table-cell" style:parent-style-name="Currency" style:data-style-name="N37">
      <style:table-cell-properties fo:border-top="none" fo:border-bottom="thin solid #000000" fo:border-left="none" fo:border-right="none"/>
    </style:style>
    <style:style style:name="ce44" style:family="table-cell" style:parent-style-name="Default" style:data-style-name="N38"/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2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5208333333333cm"/>
    </style:style>
    <style:style style:name="co3" style:family="table-column">
      <style:table-column-properties fo:break-before="auto" style:column-width="1.85208333333333cm" style:use-optimal-column-width="true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bles_Los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Cable Data</text:p>
          </table:table-cell>
          <table:table-cell table:number-columns-repeated="6" table:style-name="ce1"/>
          <table:table-cell office:value-type="string" table:style-name="ce2">
            <text:p>Voltage Drop</text:p>
          </table:table-cell>
          <table:table-cell table:number-columns-repeated="16376" table:style-name="ce1"/>
        </table:table-row>
        <table:table-row table:style-name="ro2">
          <table:table-cell office:value-type="string" table:number-columns-spanned="1" table:number-rows-spanned="2" table:style-name="ce24">
            <text:p>Guage</text:p>
          </table:table-cell>
          <table:table-cell office:value-type="string" table:number-columns-spanned="1" table:number-rows-spanned="2" table:style-name="ce25">
            <text:p>Diameter</text:p>
          </table:table-cell>
          <table:table-cell office:value-type="string" table:number-columns-spanned="1" table:number-rows-spanned="2" table:style-name="ce26">
            <text:p>Ohms/Km</text:p>
          </table:table-cell>
          <table:table-cell office:value-type="string" table:number-columns-spanned="1" table:number-rows-spanned="2" table:style-name="ce26">
            <text:p>Ohms/m</text:p>
          </table:table-cell>
          <table:table-cell office:value-type="string" table:number-columns-spanned="1" table:number-rows-spanned="2" table:style-name="ce27">
            <text:p>Area (mm^2)</text:p>
          </table:table-cell>
          <table:table-cell table:style-name="ce1"/>
          <table:table-cell office:value-type="string" table:style-name="ce3">
            <text:p>Current:</text:p>
          </table:table-cell>
          <table:table-cell office:value-type="float" office:value="5" table:style-name="ce4">
            <text:p>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0" table:style-name="ce4">
            <text:p>1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15" table:style-name="ce4">
            <text:p>15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0" table:style-name="ce4">
            <text:p>20</text:p>
          </table:table-cell>
          <table:table-cell office:value-type="string" table:style-name="ce5">
            <text:p>A</text:p>
          </table:table-cell>
          <table:table-cell office:value-type="string" table:style-name="ce3">
            <text:p>Current:</text:p>
          </table:table-cell>
          <table:table-cell office:value-type="float" office:value="25" table:style-name="ce4">
            <text:p>25</text:p>
          </table:table-cell>
          <table:table-cell office:value-type="string" table:style-name="ce5">
            <text:p>A</text:p>
          </table:table-cell>
          <table:table-cell table:number-columns-repeated="1636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16363"/>
        </table:table-row>
        <table:table-row table:style-name="ro2">
          <table:table-cell office:value-type="float" office:value="0" table:style-name="ce9">
            <text:p>0</text:p>
          </table:table-cell>
          <table:table-cell office:value-type="float" office:value="8.25" table:style-name="ce10">
            <text:p>8.3</text:p>
          </table:table-cell>
          <table:table-cell office:value-type="float" office:value="0.3" table:style-name="ce10">
            <text:p>0.3</text:p>
          </table:table-cell>
          <table:table-cell office:value-type="float" office:value="2.9999999999999997E-4" table:formula="of:=[.C4]/1000" table:style-name="ce1">
            <text:p>0.0003</text:p>
          </table:table-cell>
          <table:table-cell office:value-type="float" office:value="53.456162496238825" table:formula="of:=([.B4]/2)*([.B4]/2)*PI()" table:style-name="ce11">
            <text:p>53.4561625</text:p>
          </table:table-cell>
          <table:table-cell table:style-name="ce1"/>
          <table:table-cell office:value-type="float" office:value="0.09" table:formula="of:=[.$D4]*[.G$3]*2*([.H$2])" table:style-name="ce12">
            <text:p>0.09</text:p>
          </table:table-cell>
          <table:table-cell office:value-type="float" office:value="0.15" table:formula="of:=[.$D4]*[.H$3]*2*([.H$2])" table:style-name="ce13">
            <text:p>0.15</text:p>
          </table:table-cell>
          <table:table-cell office:value-type="float" office:value="0.3" table:formula="of:=[.$D4]*[.I$3]*2*([.H$2])" table:style-name="ce14">
            <text:p>0.30</text:p>
          </table:table-cell>
          <table:table-cell office:value-type="float" office:value="0.18" table:formula="of:=[.$D4]*[.J$3]*2*([.K$2])" table:style-name="ce12">
            <text:p>0.18</text:p>
          </table:table-cell>
          <table:table-cell office:value-type="float" office:value="0.3" table:formula="of:=[.$D4]*[.K$3]*2*([.K$2])" table:style-name="ce13">
            <text:p>0.30</text:p>
          </table:table-cell>
          <table:table-cell office:value-type="float" office:value="0.6" table:formula="of:=[.$D4]*[.L$3]*2*([.K$2])" table:style-name="ce14">
            <text:p>0.60</text:p>
          </table:table-cell>
          <table:table-cell office:value-type="float" office:value="0.26999999999999996" table:formula="of:=[.$D4]*[.M$3]*2*([.N$2])" table:style-name="ce12">
            <text:p>0.27</text:p>
          </table:table-cell>
          <table:table-cell office:value-type="float" office:value="0.44999999999999996" table:formula="of:=[.$D4]*[.N$3]*2*([.N$2])" table:style-name="ce13">
            <text:p>0.45</text:p>
          </table:table-cell>
          <table:table-cell office:value-type="float" office:value="0.89999999999999991" table:formula="of:=[.$D4]*[.O$3]*2*([.N$2])" table:style-name="ce14">
            <text:p>0.90</text:p>
          </table:table-cell>
          <table:table-cell office:value-type="float" office:value="0.36" table:formula="of:=[.$D4]*[.P$3]*2*([.Q$2])" table:style-name="ce12">
            <text:p>0.36</text:p>
          </table:table-cell>
          <table:table-cell office:value-type="float" office:value="0.6" table:formula="of:=[.$D4]*[.Q$3]*2*([.Q$2])" table:style-name="ce13">
            <text:p>0.60</text:p>
          </table:table-cell>
          <table:table-cell office:value-type="float" office:value="1.2" table:formula="of:=[.$D4]*[.R$3]*2*([.Q$2])" table:style-name="ce14">
            <text:p>1.20</text:p>
          </table:table-cell>
          <table:table-cell office:value-type="float" office:value="0.44999999999999996" table:formula="of:=[.$D4]*[.S$3]*2*([.T$2])" table:style-name="ce12">
            <text:p>0.45</text:p>
          </table:table-cell>
          <table:table-cell office:value-type="float" office:value="0.75" table:formula="of:=[.$D4]*[.T$3]*2*([.T$2])" table:style-name="ce13">
            <text:p>0.75</text:p>
          </table:table-cell>
          <table:table-cell office:value-type="float" office:value="1.5" table:formula="of:=[.$D4]*[.U$3]*2*([.T$2])" table:style-name="ce14">
            <text:p>1.50</text:p>
          </table:table-cell>
          <table:table-cell table:number-columns-repeated="16363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float" office:value="7.34" table:style-name="ce10">
            <text:p>7.3</text:p>
          </table:table-cell>
          <table:table-cell office:value-type="float" office:value="0.4" table:style-name="ce10">
            <text:p>0.4</text:p>
          </table:table-cell>
          <table:table-cell office:value-type="float" office:value="4.0000000000000002E-4" table:formula="of:=[.C5]/1000" table:style-name="ce1">
            <text:p>0.0004</text:p>
          </table:table-cell>
          <table:table-cell office:value-type="float" office:value="42.313797291935565" table:formula="of:=([.B5]/2)*([.B5]/2)*PI()" table:style-name="ce11">
            <text:p>42.31379729</text:p>
          </table:table-cell>
          <table:table-cell table:style-name="ce1"/>
          <table:table-cell office:value-type="float" office:value="0.12" table:formula="of:=[.$D5]*[.G$3]*2*([.H$2])" table:style-name="ce15">
            <text:p>0.12</text:p>
          </table:table-cell>
          <table:table-cell office:value-type="float" office:value="0.2" table:formula="of:=[.$D5]*[.H$3]*2*([.H$2])" table:style-name="ce46">
            <text:p>0.20</text:p>
          </table:table-cell>
          <table:table-cell office:value-type="float" office:value="0.4" table:formula="of:=[.$D5]*[.I$3]*2*([.H$2])" table:style-name="ce16">
            <text:p>0.40</text:p>
          </table:table-cell>
          <table:table-cell office:value-type="float" office:value="0.24" table:formula="of:=[.$D5]*[.J$3]*2*([.K$2])" table:style-name="ce15">
            <text:p>0.24</text:p>
          </table:table-cell>
          <table:table-cell office:value-type="float" office:value="0.4" table:formula="of:=[.$D5]*[.K$3]*2*([.K$2])" table:style-name="ce46">
            <text:p>0.40</text:p>
          </table:table-cell>
          <table:table-cell office:value-type="float" office:value="0.8" table:formula="of:=[.$D5]*[.L$3]*2*([.K$2])" table:style-name="ce16">
            <text:p>0.80</text:p>
          </table:table-cell>
          <table:table-cell office:value-type="float" office:value="0.36" table:formula="of:=[.$D5]*[.M$3]*2*([.N$2])" table:style-name="ce15">
            <text:p>0.36</text:p>
          </table:table-cell>
          <table:table-cell office:value-type="float" office:value="0.6" table:formula="of:=[.$D5]*[.N$3]*2*([.N$2])" table:style-name="ce46">
            <text:p>0.60</text:p>
          </table:table-cell>
          <table:table-cell office:value-type="float" office:value="1.2" table:formula="of:=[.$D5]*[.O$3]*2*([.N$2])" table:style-name="ce16">
            <text:p>1.20</text:p>
          </table:table-cell>
          <table:table-cell office:value-type="float" office:value="0.48" table:formula="of:=[.$D5]*[.P$3]*2*([.Q$2])" table:style-name="ce15">
            <text:p>0.48</text:p>
          </table:table-cell>
          <table:table-cell office:value-type="float" office:value="0.8" table:formula="of:=[.$D5]*[.Q$3]*2*([.Q$2])" table:style-name="ce46">
            <text:p>0.80</text:p>
          </table:table-cell>
          <table:table-cell office:value-type="float" office:value="1.6" table:formula="of:=[.$D5]*[.R$3]*2*([.Q$2])" table:style-name="ce16">
            <text:p>1.60</text:p>
          </table:table-cell>
          <table:table-cell office:value-type="float" office:value="0.6" table:formula="of:=[.$D5]*[.S$3]*2*([.T$2])" table:style-name="ce15">
            <text:p>0.60</text:p>
          </table:table-cell>
          <table:table-cell office:value-type="float" office:value="1" table:formula="of:=[.$D5]*[.T$3]*2*([.T$2])" table:style-name="ce46">
            <text:p>1.00</text:p>
          </table:table-cell>
          <table:table-cell office:value-type="float" office:value="2" table:formula="of:=[.$D5]*[.U$3]*2*([.T$2])" table:style-name="ce16">
            <text:p>2.00</text:p>
          </table:table-cell>
          <table:table-cell table:number-columns-repeated="16363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float" office:value="6.5" table:style-name="ce10">
            <text:p>6.5</text:p>
          </table:table-cell>
          <table:table-cell office:value-type="float" office:value="0.5" table:style-name="ce10">
            <text:p>0.5</text:p>
          </table:table-cell>
          <table:table-cell office:value-type="float" office:value="5.0000000000000001E-4" table:formula="of:=[.C6]/1000" table:style-name="ce1">
            <text:p>0.0005</text:p>
          </table:table-cell>
          <table:table-cell office:value-type="float" office:value="33.183072403542191" table:formula="of:=([.B6]/2)*([.B6]/2)*PI()" table:style-name="ce11">
            <text:p>33.1830724</text:p>
          </table:table-cell>
          <table:table-cell table:style-name="ce1"/>
          <table:table-cell office:value-type="float" office:value="0.15" table:formula="of:=[.$D6]*[.G$3]*2*([.H$2])" table:style-name="ce15">
            <text:p>0.15</text:p>
          </table:table-cell>
          <table:table-cell office:value-type="float" office:value="0.25" table:formula="of:=[.$D6]*[.H$3]*2*([.H$2])" table:style-name="ce46">
            <text:p>0.25</text:p>
          </table:table-cell>
          <table:table-cell office:value-type="float" office:value="0.5" table:formula="of:=[.$D6]*[.I$3]*2*([.H$2])" table:style-name="ce16">
            <text:p>0.50</text:p>
          </table:table-cell>
          <table:table-cell office:value-type="float" office:value="0.3" table:formula="of:=[.$D6]*[.J$3]*2*([.K$2])" table:style-name="ce15">
            <text:p>0.30</text:p>
          </table:table-cell>
          <table:table-cell office:value-type="float" office:value="0.5" table:formula="of:=[.$D6]*[.K$3]*2*([.K$2])" table:style-name="ce46">
            <text:p>0.50</text:p>
          </table:table-cell>
          <table:table-cell office:value-type="float" office:value="1" table:formula="of:=[.$D6]*[.L$3]*2*([.K$2])" table:style-name="ce16">
            <text:p>1.00</text:p>
          </table:table-cell>
          <table:table-cell office:value-type="float" office:value="0.44999999999999996" table:formula="of:=[.$D6]*[.M$3]*2*([.N$2])" table:style-name="ce15">
            <text:p>0.45</text:p>
          </table:table-cell>
          <table:table-cell office:value-type="float" office:value="0.75" table:formula="of:=[.$D6]*[.N$3]*2*([.N$2])" table:style-name="ce46">
            <text:p>0.75</text:p>
          </table:table-cell>
          <table:table-cell office:value-type="float" office:value="1.5" table:formula="of:=[.$D6]*[.O$3]*2*([.N$2])" table:style-name="ce16">
            <text:p>1.50</text:p>
          </table:table-cell>
          <table:table-cell office:value-type="float" office:value="0.6" table:formula="of:=[.$D6]*[.P$3]*2*([.Q$2])" table:style-name="ce15">
            <text:p>0.60</text:p>
          </table:table-cell>
          <table:table-cell office:value-type="float" office:value="1" table:formula="of:=[.$D6]*[.Q$3]*2*([.Q$2])" table:style-name="ce46">
            <text:p>1.00</text:p>
          </table:table-cell>
          <table:table-cell office:value-type="float" office:value="2" table:formula="of:=[.$D6]*[.R$3]*2*([.Q$2])" table:style-name="ce16">
            <text:p>2.00</text:p>
          </table:table-cell>
          <table:table-cell office:value-type="float" office:value="0.75" table:formula="of:=[.$D6]*[.S$3]*2*([.T$2])" table:style-name="ce15">
            <text:p>0.75</text:p>
          </table:table-cell>
          <table:table-cell office:value-type="float" office:value="1.25" table:formula="of:=[.$D6]*[.T$3]*2*([.T$2])" table:style-name="ce46">
            <text:p>1.25</text:p>
          </table:table-cell>
          <table:table-cell office:value-type="float" office:value="2.5" table:formula="of:=[.$D6]*[.U$3]*2*([.T$2])" table:style-name="ce16">
            <text:p>2.50</text:p>
          </table:table-cell>
          <table:table-cell table:number-columns-repeated="16363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float" office:value="5.8" table:style-name="ce10">
            <text:p>5.8</text:p>
          </table:table-cell>
          <table:table-cell office:value-type="float" office:value="0.65" table:style-name="ce10">
            <text:p>0.7</text:p>
          </table:table-cell>
          <table:table-cell office:value-type="float" office:value="6.4999999999999997E-4" table:formula="of:=[.C7]/1000" table:style-name="ce1">
            <text:p>0.00065</text:p>
          </table:table-cell>
          <table:table-cell office:value-type="float" office:value="26.420794216690162" table:formula="of:=([.B7]/2)*([.B7]/2)*PI()" table:style-name="ce11">
            <text:p>26.42079422</text:p>
          </table:table-cell>
          <table:table-cell table:style-name="ce1"/>
          <table:table-cell office:value-type="float" office:value="0.19500000000000001" table:formula="of:=[.$D7]*[.G$3]*2*([.H$2])" table:style-name="ce15">
            <text:p>0.20</text:p>
          </table:table-cell>
          <table:table-cell office:value-type="float" office:value="0.32500000000000001" table:formula="of:=[.$D7]*[.H$3]*2*([.H$2])" table:style-name="ce46">
            <text:p>0.33</text:p>
          </table:table-cell>
          <table:table-cell office:value-type="float" office:value="0.65" table:formula="of:=[.$D7]*[.I$3]*2*([.H$2])" table:style-name="ce16">
            <text:p>0.65</text:p>
          </table:table-cell>
          <table:table-cell office:value-type="float" office:value="0.39" table:formula="of:=[.$D7]*[.J$3]*2*([.K$2])" table:style-name="ce15">
            <text:p>0.39</text:p>
          </table:table-cell>
          <table:table-cell office:value-type="float" office:value="0.65" table:formula="of:=[.$D7]*[.K$3]*2*([.K$2])" table:style-name="ce46">
            <text:p>0.65</text:p>
          </table:table-cell>
          <table:table-cell office:value-type="float" office:value="1.3" table:formula="of:=[.$D7]*[.L$3]*2*([.K$2])" table:style-name="ce16">
            <text:p>1.30</text:p>
          </table:table-cell>
          <table:table-cell office:value-type="float" office:value="0.58499999999999996" table:formula="of:=[.$D7]*[.M$3]*2*([.N$2])" table:style-name="ce15">
            <text:p>0.59</text:p>
          </table:table-cell>
          <table:table-cell office:value-type="float" office:value="0.97500000000000009" table:formula="of:=[.$D7]*[.N$3]*2*([.N$2])" table:style-name="ce46">
            <text:p>0.98</text:p>
          </table:table-cell>
          <table:table-cell office:value-type="float" office:value="1.9500000000000002" table:formula="of:=[.$D7]*[.O$3]*2*([.N$2])" table:style-name="ce16">
            <text:p>1.95</text:p>
          </table:table-cell>
          <table:table-cell office:value-type="float" office:value="0.78" table:formula="of:=[.$D7]*[.P$3]*2*([.Q$2])" table:style-name="ce15">
            <text:p>0.78</text:p>
          </table:table-cell>
          <table:table-cell office:value-type="float" office:value="1.3" table:formula="of:=[.$D7]*[.Q$3]*2*([.Q$2])" table:style-name="ce46">
            <text:p>1.30</text:p>
          </table:table-cell>
          <table:table-cell office:value-type="float" office:value="2.6" table:formula="of:=[.$D7]*[.R$3]*2*([.Q$2])" table:style-name="ce16">
            <text:p>2.60</text:p>
          </table:table-cell>
          <table:table-cell office:value-type="float" office:value="0.97499999999999998" table:formula="of:=[.$D7]*[.S$3]*2*([.T$2])" table:style-name="ce15">
            <text:p>0.98</text:p>
          </table:table-cell>
          <table:table-cell office:value-type="float" office:value="1.625" table:formula="of:=[.$D7]*[.T$3]*2*([.T$2])" table:style-name="ce46">
            <text:p>1.63</text:p>
          </table:table-cell>
          <table:table-cell office:value-type="float" office:value="3.25" table:formula="of:=[.$D7]*[.U$3]*2*([.T$2])" table:style-name="ce16">
            <text:p>3.25</text:p>
          </table:table-cell>
          <table:table-cell table:number-columns-repeated="16363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5.0999999999999996" table:style-name="ce10">
            <text:p>5.1</text:p>
          </table:table-cell>
          <table:table-cell office:value-type="float" office:value="0.8" table:style-name="ce10">
            <text:p>0.8</text:p>
          </table:table-cell>
          <table:table-cell office:value-type="float" office:value="8.0000000000000004E-4" table:formula="of:=[.C8]/1000" table:style-name="ce1">
            <text:p>0.0008</text:p>
          </table:table-cell>
          <table:table-cell office:value-type="float" office:value="20.428206229967628" table:formula="of:=([.B8]/2)*([.B8]/2)*PI()" table:style-name="ce11">
            <text:p>20.42820623</text:p>
          </table:table-cell>
          <table:table-cell table:style-name="ce1"/>
          <table:table-cell office:value-type="float" office:value="0.24" table:formula="of:=[.$D8]*[.G$3]*2*([.H$2])" table:style-name="ce15">
            <text:p>0.24</text:p>
          </table:table-cell>
          <table:table-cell office:value-type="float" office:value="0.4" table:formula="of:=[.$D8]*[.H$3]*2*([.H$2])" table:style-name="ce46">
            <text:p>0.40</text:p>
          </table:table-cell>
          <table:table-cell office:value-type="float" office:value="0.8" table:formula="of:=[.$D8]*[.I$3]*2*([.H$2])" table:style-name="ce16">
            <text:p>0.80</text:p>
          </table:table-cell>
          <table:table-cell office:value-type="float" office:value="0.48" table:formula="of:=[.$D8]*[.J$3]*2*([.K$2])" table:style-name="ce15">
            <text:p>0.48</text:p>
          </table:table-cell>
          <table:table-cell office:value-type="float" office:value="0.8" table:formula="of:=[.$D8]*[.K$3]*2*([.K$2])" table:style-name="ce46">
            <text:p>0.80</text:p>
          </table:table-cell>
          <table:table-cell office:value-type="float" office:value="1.6" table:formula="of:=[.$D8]*[.L$3]*2*([.K$2])" table:style-name="ce16">
            <text:p>1.60</text:p>
          </table:table-cell>
          <table:table-cell office:value-type="float" office:value="0.72" table:formula="of:=[.$D8]*[.M$3]*2*([.N$2])" table:style-name="ce15">
            <text:p>0.72</text:p>
          </table:table-cell>
          <table:table-cell office:value-type="float" office:value="1.2" table:formula="of:=[.$D8]*[.N$3]*2*([.N$2])" table:style-name="ce46">
            <text:p>1.20</text:p>
          </table:table-cell>
          <table:table-cell office:value-type="float" office:value="2.4" table:formula="of:=[.$D8]*[.O$3]*2*([.N$2])" table:style-name="ce16">
            <text:p>2.40</text:p>
          </table:table-cell>
          <table:table-cell office:value-type="float" office:value="0.96" table:formula="of:=[.$D8]*[.P$3]*2*([.Q$2])" table:style-name="ce15">
            <text:p>0.96</text:p>
          </table:table-cell>
          <table:table-cell office:value-type="float" office:value="1.6" table:formula="of:=[.$D8]*[.Q$3]*2*([.Q$2])" table:style-name="ce46">
            <text:p>1.60</text:p>
          </table:table-cell>
          <table:table-cell office:value-type="float" office:value="3.2" table:formula="of:=[.$D8]*[.R$3]*2*([.Q$2])" table:style-name="ce16">
            <text:p>3.20</text:p>
          </table:table-cell>
          <table:table-cell office:value-type="float" office:value="1.2" table:formula="of:=[.$D8]*[.S$3]*2*([.T$2])" table:style-name="ce15">
            <text:p>1.20</text:p>
          </table:table-cell>
          <table:table-cell office:value-type="float" office:value="2" table:formula="of:=[.$D8]*[.T$3]*2*([.T$2])" table:style-name="ce46">
            <text:p>2.00</text:p>
          </table:table-cell>
          <table:table-cell office:value-type="float" office:value="4" table:formula="of:=[.$D8]*[.U$3]*2*([.T$2])" table:style-name="ce16">
            <text:p>4.00</text:p>
          </table:table-cell>
          <table:table-cell table:number-columns-repeated="16363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float" office:value="4.5999999999999996" table:style-name="ce10">
            <text:p>4.6</text:p>
          </table:table-cell>
          <table:table-cell office:value-type="float" office:value="1" table:style-name="ce10">
            <text:p>1.0</text:p>
          </table:table-cell>
          <table:table-cell office:value-type="float" office:value="1E-3" table:formula="of:=[.C9]/1000" table:style-name="ce1">
            <text:p>0.001</text:p>
          </table:table-cell>
          <table:table-cell office:value-type="float" office:value="16.619025137490002" table:formula="of:=([.B9]/2)*([.B9]/2)*PI()" table:style-name="ce11">
            <text:p>16.61902514</text:p>
          </table:table-cell>
          <table:table-cell table:style-name="ce1"/>
          <table:table-cell office:value-type="float" office:value="0.3" table:formula="of:=[.$D9]*[.G$3]*2*([.H$2])" table:style-name="ce15">
            <text:p>0.30</text:p>
          </table:table-cell>
          <table:table-cell office:value-type="float" office:value="0.5" table:formula="of:=[.$D9]*[.H$3]*2*([.H$2])" table:style-name="ce46">
            <text:p>0.50</text:p>
          </table:table-cell>
          <table:table-cell office:value-type="float" office:value="1" table:formula="of:=[.$D9]*[.I$3]*2*([.H$2])" table:style-name="ce16">
            <text:p>1.00</text:p>
          </table:table-cell>
          <table:table-cell office:value-type="float" office:value="0.6" table:formula="of:=[.$D9]*[.J$3]*2*([.K$2])" table:style-name="ce15">
            <text:p>0.60</text:p>
          </table:table-cell>
          <table:table-cell office:value-type="float" office:value="1" table:formula="of:=[.$D9]*[.K$3]*2*([.K$2])" table:style-name="ce46">
            <text:p>1.00</text:p>
          </table:table-cell>
          <table:table-cell office:value-type="float" office:value="2" table:formula="of:=[.$D9]*[.L$3]*2*([.K$2])" table:style-name="ce16">
            <text:p>2.00</text:p>
          </table:table-cell>
          <table:table-cell office:value-type="float" office:value="0.89999999999999991" table:formula="of:=[.$D9]*[.M$3]*2*([.N$2])" table:style-name="ce15">
            <text:p>0.90</text:p>
          </table:table-cell>
          <table:table-cell office:value-type="float" office:value="1.5" table:formula="of:=[.$D9]*[.N$3]*2*([.N$2])" table:style-name="ce46">
            <text:p>1.50</text:p>
          </table:table-cell>
          <table:table-cell office:value-type="float" office:value="3" table:formula="of:=[.$D9]*[.O$3]*2*([.N$2])" table:style-name="ce16">
            <text:p>3.00</text:p>
          </table:table-cell>
          <table:table-cell office:value-type="float" office:value="1.2" table:formula="of:=[.$D9]*[.P$3]*2*([.Q$2])" table:style-name="ce15">
            <text:p>1.20</text:p>
          </table:table-cell>
          <table:table-cell office:value-type="float" office:value="2" table:formula="of:=[.$D9]*[.Q$3]*2*([.Q$2])" table:style-name="ce46">
            <text:p>2.00</text:p>
          </table:table-cell>
          <table:table-cell office:value-type="float" office:value="4" table:formula="of:=[.$D9]*[.R$3]*2*([.Q$2])" table:style-name="ce16">
            <text:p>4.00</text:p>
          </table:table-cell>
          <table:table-cell office:value-type="float" office:value="1.5" table:formula="of:=[.$D9]*[.S$3]*2*([.T$2])" table:style-name="ce15">
            <text:p>1.50</text:p>
          </table:table-cell>
          <table:table-cell office:value-type="float" office:value="2.5" table:formula="of:=[.$D9]*[.T$3]*2*([.T$2])" table:style-name="ce46">
            <text:p>2.50</text:p>
          </table:table-cell>
          <table:table-cell office:value-type="float" office:value="5" table:formula="of:=[.$D9]*[.U$3]*2*([.T$2])" table:style-name="ce16">
            <text:p>5.00</text:p>
          </table:table-cell>
          <table:table-cell table:number-columns-repeated="16363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1.2" table:style-name="ce10">
            <text:p>1.2</text:p>
          </table:table-cell>
          <table:table-cell office:value-type="float" office:value="1.1999999999999999E-3" table:formula="of:=[.C10]/1000" table:style-name="ce1">
            <text:p>0.0012</text:p>
          </table:table-cell>
          <table:table-cell office:value-type="float" office:value="13.202543126711104" table:formula="of:=([.B10]/2)*([.B10]/2)*PI()" table:style-name="ce11">
            <text:p>13.20254313</text:p>
          </table:table-cell>
          <table:table-cell table:style-name="ce1"/>
          <table:table-cell office:value-type="float" office:value="0.36" table:formula="of:=[.$D10]*[.G$3]*2*([.H$2])" table:style-name="ce15">
            <text:p>0.36</text:p>
          </table:table-cell>
          <table:table-cell office:value-type="float" office:value="0.6" table:formula="of:=[.$D10]*[.H$3]*2*([.H$2])" table:style-name="ce46">
            <text:p>0.60</text:p>
          </table:table-cell>
          <table:table-cell office:value-type="float" office:value="1.2" table:formula="of:=[.$D10]*[.I$3]*2*([.H$2])" table:style-name="ce16">
            <text:p>1.20</text:p>
          </table:table-cell>
          <table:table-cell office:value-type="float" office:value="0.72" table:formula="of:=[.$D10]*[.J$3]*2*([.K$2])" table:style-name="ce15">
            <text:p>0.72</text:p>
          </table:table-cell>
          <table:table-cell office:value-type="float" office:value="1.2" table:formula="of:=[.$D10]*[.K$3]*2*([.K$2])" table:style-name="ce46">
            <text:p>1.20</text:p>
          </table:table-cell>
          <table:table-cell office:value-type="float" office:value="2.4" table:formula="of:=[.$D10]*[.L$3]*2*([.K$2])" table:style-name="ce16">
            <text:p>2.40</text:p>
          </table:table-cell>
          <table:table-cell office:value-type="float" office:value="1.0799999999999998" table:formula="of:=[.$D10]*[.M$3]*2*([.N$2])" table:style-name="ce15">
            <text:p>1.08</text:p>
          </table:table-cell>
          <table:table-cell office:value-type="float" office:value="1.7999999999999998" table:formula="of:=[.$D10]*[.N$3]*2*([.N$2])" table:style-name="ce46">
            <text:p>1.80</text:p>
          </table:table-cell>
          <table:table-cell office:value-type="float" office:value="3.5999999999999996" table:formula="of:=[.$D10]*[.O$3]*2*([.N$2])" table:style-name="ce16">
            <text:p>3.60</text:p>
          </table:table-cell>
          <table:table-cell office:value-type="float" office:value="1.44" table:formula="of:=[.$D10]*[.P$3]*2*([.Q$2])" table:style-name="ce15">
            <text:p>1.44</text:p>
          </table:table-cell>
          <table:table-cell office:value-type="float" office:value="2.4" table:formula="of:=[.$D10]*[.Q$3]*2*([.Q$2])" table:style-name="ce46">
            <text:p>2.40</text:p>
          </table:table-cell>
          <table:table-cell office:value-type="float" office:value="4.8" table:formula="of:=[.$D10]*[.R$3]*2*([.Q$2])" table:style-name="ce16">
            <text:p>4.80</text:p>
          </table:table-cell>
          <table:table-cell office:value-type="float" office:value="1.7999999999999998" table:formula="of:=[.$D10]*[.S$3]*2*([.T$2])" table:style-name="ce15">
            <text:p>1.80</text:p>
          </table:table-cell>
          <table:table-cell office:value-type="float" office:value="3" table:formula="of:=[.$D10]*[.T$3]*2*([.T$2])" table:style-name="ce46">
            <text:p>3.00</text:p>
          </table:table-cell>
          <table:table-cell office:value-type="float" office:value="6" table:formula="of:=[.$D10]*[.U$3]*2*([.T$2])" table:style-name="ce16">
            <text:p>6.00</text:p>
          </table:table-cell>
          <table:table-cell table:number-columns-repeated="16363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float" office:value="3.6" table:style-name="ce10">
            <text:p>3.6</text:p>
          </table:table-cell>
          <table:table-cell office:value-type="float" office:value="1.6" table:style-name="ce10">
            <text:p>1.6</text:p>
          </table:table-cell>
          <table:table-cell office:value-type="float" office:value="1.6000000000000001E-3" table:formula="of:=[.C11]/1000" table:style-name="ce1">
            <text:p>0.0016</text:p>
          </table:table-cell>
          <table:table-cell office:value-type="float" office:value="10.178760197630931" table:formula="of:=([.B11]/2)*([.B11]/2)*PI()" table:style-name="ce11">
            <text:p>10.1787602</text:p>
          </table:table-cell>
          <table:table-cell table:style-name="ce1"/>
          <table:table-cell office:value-type="float" office:value="0.48" table:formula="of:=[.$D11]*[.G$3]*2*([.H$2])" table:style-name="ce15">
            <text:p>0.48</text:p>
          </table:table-cell>
          <table:table-cell office:value-type="float" office:value="0.8" table:formula="of:=[.$D11]*[.H$3]*2*([.H$2])" table:style-name="ce46">
            <text:p>0.80</text:p>
          </table:table-cell>
          <table:table-cell office:value-type="float" office:value="1.6" table:formula="of:=[.$D11]*[.I$3]*2*([.H$2])" table:style-name="ce16">
            <text:p>1.60</text:p>
          </table:table-cell>
          <table:table-cell office:value-type="float" office:value="0.96" table:formula="of:=[.$D11]*[.J$3]*2*([.K$2])" table:style-name="ce15">
            <text:p>0.96</text:p>
          </table:table-cell>
          <table:table-cell office:value-type="float" office:value="1.6" table:formula="of:=[.$D11]*[.K$3]*2*([.K$2])" table:style-name="ce46">
            <text:p>1.60</text:p>
          </table:table-cell>
          <table:table-cell office:value-type="float" office:value="3.2" table:formula="of:=[.$D11]*[.L$3]*2*([.K$2])" table:style-name="ce16">
            <text:p>3.20</text:p>
          </table:table-cell>
          <table:table-cell office:value-type="float" office:value="1.44" table:formula="of:=[.$D11]*[.M$3]*2*([.N$2])" table:style-name="ce15">
            <text:p>1.44</text:p>
          </table:table-cell>
          <table:table-cell office:value-type="float" office:value="2.4" table:formula="of:=[.$D11]*[.N$3]*2*([.N$2])" table:style-name="ce46">
            <text:p>2.40</text:p>
          </table:table-cell>
          <table:table-cell office:value-type="float" office:value="4.8" table:formula="of:=[.$D11]*[.O$3]*2*([.N$2])" table:style-name="ce16">
            <text:p>4.80</text:p>
          </table:table-cell>
          <table:table-cell office:value-type="float" office:value="1.92" table:formula="of:=[.$D11]*[.P$3]*2*([.Q$2])" table:style-name="ce15">
            <text:p>1.92</text:p>
          </table:table-cell>
          <table:table-cell office:value-type="float" office:value="3.2" table:formula="of:=[.$D11]*[.Q$3]*2*([.Q$2])" table:style-name="ce46">
            <text:p>3.20</text:p>
          </table:table-cell>
          <table:table-cell office:value-type="float" office:value="6.4" table:formula="of:=[.$D11]*[.R$3]*2*([.Q$2])" table:style-name="ce16">
            <text:p>6.40</text:p>
          </table:table-cell>
          <table:table-cell office:value-type="float" office:value="2.4" table:formula="of:=[.$D11]*[.S$3]*2*([.T$2])" table:style-name="ce15">
            <text:p>2.40</text:p>
          </table:table-cell>
          <table:table-cell office:value-type="float" office:value="4" table:formula="of:=[.$D11]*[.T$3]*2*([.T$2])" table:style-name="ce46">
            <text:p>4.00</text:p>
          </table:table-cell>
          <table:table-cell office:value-type="float" office:value="8" table:formula="of:=[.$D11]*[.U$3]*2*([.T$2])" table:style-name="ce16">
            <text:p>8.00</text:p>
          </table:table-cell>
          <table:table-cell table:number-columns-repeated="16363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float" office:value="3.2" table:style-name="ce10">
            <text:p>3.2</text:p>
          </table:table-cell>
          <table:table-cell office:value-type="float" office:value="2" table:style-name="ce10">
            <text:p>2.0</text:p>
          </table:table-cell>
          <table:table-cell office:value-type="float" office:value="2E-3" table:formula="of:=[.C12]/1000" table:style-name="ce1">
            <text:p>0.002</text:p>
          </table:table-cell>
          <table:table-cell office:value-type="float" office:value="8.0424771931898711" table:formula="of:=([.B12]/2)*([.B12]/2)*PI()" table:style-name="ce11">
            <text:p>8.042477193</text:p>
          </table:table-cell>
          <table:table-cell table:style-name="ce1"/>
          <table:table-cell office:value-type="float" office:value="0.6" table:formula="of:=[.$D12]*[.G$3]*2*([.H$2])" table:style-name="ce15">
            <text:p>0.60</text:p>
          </table:table-cell>
          <table:table-cell office:value-type="float" office:value="1" table:formula="of:=[.$D12]*[.H$3]*2*([.H$2])" table:style-name="ce46">
            <text:p>1.00</text:p>
          </table:table-cell>
          <table:table-cell office:value-type="float" office:value="2" table:formula="of:=[.$D12]*[.I$3]*2*([.H$2])" table:style-name="ce16">
            <text:p>2.00</text:p>
          </table:table-cell>
          <table:table-cell office:value-type="float" office:value="1.2" table:formula="of:=[.$D12]*[.J$3]*2*([.K$2])" table:style-name="ce15">
            <text:p>1.20</text:p>
          </table:table-cell>
          <table:table-cell office:value-type="float" office:value="2" table:formula="of:=[.$D12]*[.K$3]*2*([.K$2])" table:style-name="ce46">
            <text:p>2.00</text:p>
          </table:table-cell>
          <table:table-cell office:value-type="float" office:value="4" table:formula="of:=[.$D12]*[.L$3]*2*([.K$2])" table:style-name="ce16">
            <text:p>4.00</text:p>
          </table:table-cell>
          <table:table-cell office:value-type="float" office:value="1.7999999999999998" table:formula="of:=[.$D12]*[.M$3]*2*([.N$2])" table:style-name="ce15">
            <text:p>1.80</text:p>
          </table:table-cell>
          <table:table-cell office:value-type="float" office:value="3" table:formula="of:=[.$D12]*[.N$3]*2*([.N$2])" table:style-name="ce46">
            <text:p>3.00</text:p>
          </table:table-cell>
          <table:table-cell office:value-type="float" office:value="6" table:formula="of:=[.$D12]*[.O$3]*2*([.N$2])" table:style-name="ce16">
            <text:p>6.00</text:p>
          </table:table-cell>
          <table:table-cell office:value-type="float" office:value="2.4" table:formula="of:=[.$D12]*[.P$3]*2*([.Q$2])" table:style-name="ce15">
            <text:p>2.40</text:p>
          </table:table-cell>
          <table:table-cell office:value-type="float" office:value="4" table:formula="of:=[.$D12]*[.Q$3]*2*([.Q$2])" table:style-name="ce46">
            <text:p>4.00</text:p>
          </table:table-cell>
          <table:table-cell office:value-type="float" office:value="8" table:formula="of:=[.$D12]*[.R$3]*2*([.Q$2])" table:style-name="ce16">
            <text:p>8.00</text:p>
          </table:table-cell>
          <table:table-cell office:value-type="float" office:value="3" table:formula="of:=[.$D12]*[.S$3]*2*([.T$2])" table:style-name="ce15">
            <text:p>3.00</text:p>
          </table:table-cell>
          <table:table-cell office:value-type="float" office:value="5" table:formula="of:=[.$D12]*[.T$3]*2*([.T$2])" table:style-name="ce46">
            <text:p>5.00</text:p>
          </table:table-cell>
          <table:table-cell office:value-type="float" office:value="10" table:formula="of:=[.$D12]*[.U$3]*2*([.T$2])" table:style-name="ce16">
            <text:p>10.00</text:p>
          </table:table-cell>
          <table:table-cell table:number-columns-repeated="16363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float" office:value="2.9" table:style-name="ce10">
            <text:p>2.9</text:p>
          </table:table-cell>
          <table:table-cell office:value-type="float" office:value="2.6" table:style-name="ce10">
            <text:p>2.6</text:p>
          </table:table-cell>
          <table:table-cell office:value-type="float" office:value="2.5999999999999999E-3" table:formula="of:=[.C13]/1000" table:style-name="ce1">
            <text:p>0.0026</text:p>
          </table:table-cell>
          <table:table-cell office:value-type="float" office:value="6.6051985541725404" table:formula="of:=([.B13]/2)*([.B13]/2)*PI()" table:style-name="ce11">
            <text:p>6.605198554</text:p>
          </table:table-cell>
          <table:table-cell table:style-name="ce1"/>
          <table:table-cell office:value-type="float" office:value="0.78" table:formula="of:=[.$D13]*[.G$3]*2*([.H$2])" table:style-name="ce15">
            <text:p>0.78</text:p>
          </table:table-cell>
          <table:table-cell office:value-type="float" office:value="1.3" table:formula="of:=[.$D13]*[.H$3]*2*([.H$2])" table:style-name="ce46">
            <text:p>1.30</text:p>
          </table:table-cell>
          <table:table-cell office:value-type="float" office:value="2.6" table:formula="of:=[.$D13]*[.I$3]*2*([.H$2])" table:style-name="ce16">
            <text:p>2.60</text:p>
          </table:table-cell>
          <table:table-cell office:value-type="float" office:value="1.56" table:formula="of:=[.$D13]*[.J$3]*2*([.K$2])" table:style-name="ce15">
            <text:p>1.56</text:p>
          </table:table-cell>
          <table:table-cell office:value-type="float" office:value="2.6" table:formula="of:=[.$D13]*[.K$3]*2*([.K$2])" table:style-name="ce46">
            <text:p>2.60</text:p>
          </table:table-cell>
          <table:table-cell office:value-type="float" office:value="5.2" table:formula="of:=[.$D13]*[.L$3]*2*([.K$2])" table:style-name="ce16">
            <text:p>5.20</text:p>
          </table:table-cell>
          <table:table-cell office:value-type="float" office:value="2.34" table:formula="of:=[.$D13]*[.M$3]*2*([.N$2])" table:style-name="ce15">
            <text:p>2.34</text:p>
          </table:table-cell>
          <table:table-cell office:value-type="float" office:value="3.9000000000000004" table:formula="of:=[.$D13]*[.N$3]*2*([.N$2])" table:style-name="ce46">
            <text:p>3.90</text:p>
          </table:table-cell>
          <table:table-cell office:value-type="float" office:value="7.8000000000000007" table:formula="of:=[.$D13]*[.O$3]*2*([.N$2])" table:style-name="ce16">
            <text:p>7.80</text:p>
          </table:table-cell>
          <table:table-cell office:value-type="float" office:value="3.12" table:formula="of:=[.$D13]*[.P$3]*2*([.Q$2])" table:style-name="ce15">
            <text:p>3.12</text:p>
          </table:table-cell>
          <table:table-cell office:value-type="float" office:value="5.2" table:formula="of:=[.$D13]*[.Q$3]*2*([.Q$2])" table:style-name="ce46">
            <text:p>5.20</text:p>
          </table:table-cell>
          <table:table-cell office:value-type="float" office:value="10.4" table:formula="of:=[.$D13]*[.R$3]*2*([.Q$2])" table:style-name="ce16">
            <text:p>10.40</text:p>
          </table:table-cell>
          <table:table-cell office:value-type="float" office:value="3.9" table:formula="of:=[.$D13]*[.S$3]*2*([.T$2])" table:style-name="ce15">
            <text:p>3.90</text:p>
          </table:table-cell>
          <table:table-cell office:value-type="float" office:value="6.5" table:formula="of:=[.$D13]*[.T$3]*2*([.T$2])" table:style-name="ce46">
            <text:p>6.50</text:p>
          </table:table-cell>
          <table:table-cell office:value-type="float" office:value="13" table:formula="of:=[.$D13]*[.U$3]*2*([.T$2])" table:style-name="ce16">
            <text:p>13.00</text:p>
          </table:table-cell>
          <table:table-cell table:number-columns-repeated="16363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float" office:value="2.6" table:style-name="ce10">
            <text:p>2.6</text:p>
          </table:table-cell>
          <table:table-cell office:value-type="float" office:value="3.2" table:style-name="ce10">
            <text:p>3.2</text:p>
          </table:table-cell>
          <table:table-cell office:value-type="float" office:value="3.2000000000000002E-3" table:formula="of:=[.C14]/1000" table:style-name="ce1">
            <text:p>0.0032</text:p>
          </table:table-cell>
          <table:table-cell office:value-type="float" office:value="5.3092915845667505" table:formula="of:=([.B14]/2)*([.B14]/2)*PI()" table:style-name="ce11">
            <text:p>5.309291585</text:p>
          </table:table-cell>
          <table:table-cell table:style-name="ce1"/>
          <table:table-cell office:value-type="float" office:value="0.96" table:formula="of:=[.$D14]*[.G$3]*2*([.H$2])" table:style-name="ce15">
            <text:p>0.96</text:p>
          </table:table-cell>
          <table:table-cell office:value-type="float" office:value="1.6" table:formula="of:=[.$D14]*[.H$3]*2*([.H$2])" table:style-name="ce46">
            <text:p>1.60</text:p>
          </table:table-cell>
          <table:table-cell office:value-type="float" office:value="3.2" table:formula="of:=[.$D14]*[.I$3]*2*([.H$2])" table:style-name="ce16">
            <text:p>3.20</text:p>
          </table:table-cell>
          <table:table-cell office:value-type="float" office:value="1.92" table:formula="of:=[.$D14]*[.J$3]*2*([.K$2])" table:style-name="ce15">
            <text:p>1.92</text:p>
          </table:table-cell>
          <table:table-cell office:value-type="float" office:value="3.2" table:formula="of:=[.$D14]*[.K$3]*2*([.K$2])" table:style-name="ce46">
            <text:p>3.20</text:p>
          </table:table-cell>
          <table:table-cell office:value-type="float" office:value="6.4" table:formula="of:=[.$D14]*[.L$3]*2*([.K$2])" table:style-name="ce16">
            <text:p>6.40</text:p>
          </table:table-cell>
          <table:table-cell office:value-type="float" office:value="2.88" table:formula="of:=[.$D14]*[.M$3]*2*([.N$2])" table:style-name="ce15">
            <text:p>2.88</text:p>
          </table:table-cell>
          <table:table-cell office:value-type="float" office:value="4.8" table:formula="of:=[.$D14]*[.N$3]*2*([.N$2])" table:style-name="ce46">
            <text:p>4.80</text:p>
          </table:table-cell>
          <table:table-cell office:value-type="float" office:value="9.6" table:formula="of:=[.$D14]*[.O$3]*2*([.N$2])" table:style-name="ce16">
            <text:p>9.60</text:p>
          </table:table-cell>
          <table:table-cell office:value-type="float" office:value="3.84" table:formula="of:=[.$D14]*[.P$3]*2*([.Q$2])" table:style-name="ce15">
            <text:p>3.84</text:p>
          </table:table-cell>
          <table:table-cell office:value-type="float" office:value="6.4" table:formula="of:=[.$D14]*[.Q$3]*2*([.Q$2])" table:style-name="ce46">
            <text:p>6.40</text:p>
          </table:table-cell>
          <table:table-cell office:value-type="float" office:value="12.8" table:formula="of:=[.$D14]*[.R$3]*2*([.Q$2])" table:style-name="ce16">
            <text:p>12.80</text:p>
          </table:table-cell>
          <table:table-cell office:value-type="float" office:value="4.8" table:formula="of:=[.$D14]*[.S$3]*2*([.T$2])" table:style-name="ce15">
            <text:p>4.80</text:p>
          </table:table-cell>
          <table:table-cell office:value-type="float" office:value="8" table:formula="of:=[.$D14]*[.T$3]*2*([.T$2])" table:style-name="ce46">
            <text:p>8.00</text:p>
          </table:table-cell>
          <table:table-cell office:value-type="float" office:value="16" table:formula="of:=[.$D14]*[.U$3]*2*([.T$2])" table:style-name="ce16">
            <text:p>16.00</text:p>
          </table:table-cell>
          <table:table-cell table:number-columns-repeated="16363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float" office:value="2.2999999999999998" table:style-name="ce10">
            <text:p>2.3</text:p>
          </table:table-cell>
          <table:table-cell office:value-type="float" office:value="4.0999999999999996" table:style-name="ce10">
            <text:p>4.1</text:p>
          </table:table-cell>
          <table:table-cell office:value-type="float" office:value="4.0999999999999995E-3" table:formula="of:=[.C15]/1000" table:style-name="ce1">
            <text:p>0.0041</text:p>
          </table:table-cell>
          <table:table-cell office:value-type="float" office:value="4.1547562843725006" table:formula="of:=([.B15]/2)*([.B15]/2)*PI()" table:style-name="ce11">
            <text:p>4.154756284</text:p>
          </table:table-cell>
          <table:table-cell table:style-name="ce1"/>
          <table:table-cell office:value-type="float" office:value="1.2299999999999998" table:formula="of:=[.$D15]*[.G$3]*2*([.H$2])" table:style-name="ce15">
            <text:p>1.23</text:p>
          </table:table-cell>
          <table:table-cell office:value-type="float" office:value="2.0499999999999998" table:formula="of:=[.$D15]*[.H$3]*2*([.H$2])" table:style-name="ce46">
            <text:p>2.05</text:p>
          </table:table-cell>
          <table:table-cell office:value-type="float" office:value="4.0999999999999996" table:formula="of:=[.$D15]*[.I$3]*2*([.H$2])" table:style-name="ce16">
            <text:p>4.10</text:p>
          </table:table-cell>
          <table:table-cell office:value-type="float" office:value="2.4599999999999995" table:formula="of:=[.$D15]*[.J$3]*2*([.K$2])" table:style-name="ce15">
            <text:p>2.46</text:p>
          </table:table-cell>
          <table:table-cell office:value-type="float" office:value="4.0999999999999996" table:formula="of:=[.$D15]*[.K$3]*2*([.K$2])" table:style-name="ce46">
            <text:p>4.10</text:p>
          </table:table-cell>
          <table:table-cell office:value-type="float" office:value="8.1999999999999993" table:formula="of:=[.$D15]*[.L$3]*2*([.K$2])" table:style-name="ce16">
            <text:p>8.20</text:p>
          </table:table-cell>
          <table:table-cell office:value-type="float" office:value="3.6899999999999995" table:formula="of:=[.$D15]*[.M$3]*2*([.N$2])" table:style-name="ce15">
            <text:p>3.69</text:p>
          </table:table-cell>
          <table:table-cell office:value-type="float" office:value="6.1499999999999986" table:formula="of:=[.$D15]*[.N$3]*2*([.N$2])" table:style-name="ce46">
            <text:p>6.15</text:p>
          </table:table-cell>
          <table:table-cell office:value-type="float" office:value="12.299999999999997" table:formula="of:=[.$D15]*[.O$3]*2*([.N$2])" table:style-name="ce16">
            <text:p>12.30</text:p>
          </table:table-cell>
          <table:table-cell office:value-type="float" office:value="4.919999999999999" table:formula="of:=[.$D15]*[.P$3]*2*([.Q$2])" table:style-name="ce15">
            <text:p>4.92</text:p>
          </table:table-cell>
          <table:table-cell office:value-type="float" office:value="8.1999999999999993" table:formula="of:=[.$D15]*[.Q$3]*2*([.Q$2])" table:style-name="ce46">
            <text:p>8.20</text:p>
          </table:table-cell>
          <table:table-cell office:value-type="float" office:value="16.399999999999999" table:formula="of:=[.$D15]*[.R$3]*2*([.Q$2])" table:style-name="ce16">
            <text:p>16.40</text:p>
          </table:table-cell>
          <table:table-cell office:value-type="float" office:value="6.1499999999999995" table:formula="of:=[.$D15]*[.S$3]*2*([.T$2])" table:style-name="ce15">
            <text:p>6.15</text:p>
          </table:table-cell>
          <table:table-cell office:value-type="float" office:value="10.249999999999998" table:formula="of:=[.$D15]*[.T$3]*2*([.T$2])" table:style-name="ce46">
            <text:p>10.25</text:p>
          </table:table-cell>
          <table:table-cell office:value-type="float" office:value="20.499999999999996" table:formula="of:=[.$D15]*[.U$3]*2*([.T$2])" table:style-name="ce16">
            <text:p>20.50</text:p>
          </table:table-cell>
          <table:table-cell table:number-columns-repeated="16363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float" office:value="2" table:style-name="ce10">
            <text:p>2.0</text:p>
          </table:table-cell>
          <table:table-cell office:value-type="float" office:value="5.2" table:style-name="ce10">
            <text:p>5.2</text:p>
          </table:table-cell>
          <table:table-cell office:value-type="float" office:value="5.1999999999999998E-3" table:formula="of:=[.C16]/1000" table:style-name="ce1">
            <text:p>0.0052</text:p>
          </table:table-cell>
          <table:table-cell office:value-type="float" office:value="3.1415926535897931" table:formula="of:=([.B16]/2)*([.B16]/2)*PI()" table:style-name="ce11">
            <text:p>3.141592654</text:p>
          </table:table-cell>
          <table:table-cell table:style-name="ce1"/>
          <table:table-cell office:value-type="float" office:value="1.56" table:formula="of:=[.$D16]*[.G$3]*2*([.H$2])" table:style-name="ce15">
            <text:p>1.56</text:p>
          </table:table-cell>
          <table:table-cell office:value-type="float" office:value="2.6" table:formula="of:=[.$D16]*[.H$3]*2*([.H$2])" table:style-name="ce46">
            <text:p>2.60</text:p>
          </table:table-cell>
          <table:table-cell office:value-type="float" office:value="5.2" table:formula="of:=[.$D16]*[.I$3]*2*([.H$2])" table:style-name="ce16">
            <text:p>5.20</text:p>
          </table:table-cell>
          <table:table-cell office:value-type="float" office:value="3.12" table:formula="of:=[.$D16]*[.J$3]*2*([.K$2])" table:style-name="ce15">
            <text:p>3.12</text:p>
          </table:table-cell>
          <table:table-cell office:value-type="float" office:value="5.2" table:formula="of:=[.$D16]*[.K$3]*2*([.K$2])" table:style-name="ce46">
            <text:p>5.20</text:p>
          </table:table-cell>
          <table:table-cell office:value-type="float" office:value="10.4" table:formula="of:=[.$D16]*[.L$3]*2*([.K$2])" table:style-name="ce16">
            <text:p>10.40</text:p>
          </table:table-cell>
          <table:table-cell office:value-type="float" office:value="4.68" table:formula="of:=[.$D16]*[.M$3]*2*([.N$2])" table:style-name="ce15">
            <text:p>4.68</text:p>
          </table:table-cell>
          <table:table-cell office:value-type="float" office:value="7.8000000000000007" table:formula="of:=[.$D16]*[.N$3]*2*([.N$2])" table:style-name="ce46">
            <text:p>7.80</text:p>
          </table:table-cell>
          <table:table-cell office:value-type="float" office:value="15.600000000000001" table:formula="of:=[.$D16]*[.O$3]*2*([.N$2])" table:style-name="ce16">
            <text:p>15.60</text:p>
          </table:table-cell>
          <table:table-cell office:value-type="float" office:value="6.24" table:formula="of:=[.$D16]*[.P$3]*2*([.Q$2])" table:style-name="ce15">
            <text:p>6.24</text:p>
          </table:table-cell>
          <table:table-cell office:value-type="float" office:value="10.4" table:formula="of:=[.$D16]*[.Q$3]*2*([.Q$2])" table:style-name="ce46">
            <text:p>10.40</text:p>
          </table:table-cell>
          <table:table-cell office:value-type="float" office:value="20.8" table:formula="of:=[.$D16]*[.R$3]*2*([.Q$2])" table:style-name="ce16">
            <text:p>20.80</text:p>
          </table:table-cell>
          <table:table-cell office:value-type="float" office:value="7.8" table:formula="of:=[.$D16]*[.S$3]*2*([.T$2])" table:style-name="ce15">
            <text:p>7.80</text:p>
          </table:table-cell>
          <table:table-cell office:value-type="float" office:value="13" table:formula="of:=[.$D16]*[.T$3]*2*([.T$2])" table:style-name="ce46">
            <text:p>13.00</text:p>
          </table:table-cell>
          <table:table-cell office:value-type="float" office:value="26" table:formula="of:=[.$D16]*[.U$3]*2*([.T$2])" table:style-name="ce16">
            <text:p>26.00</text:p>
          </table:table-cell>
          <table:table-cell table:number-columns-repeated="16363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float" office:value="1.8" table:style-name="ce10">
            <text:p>1.8</text:p>
          </table:table-cell>
          <table:table-cell office:value-type="float" office:value="6.5" table:style-name="ce10">
            <text:p>6.5</text:p>
          </table:table-cell>
          <table:table-cell office:value-type="float" office:value="6.4999999999999997E-3" table:formula="of:=[.C17]/1000" table:style-name="ce1">
            <text:p>0.0065</text:p>
          </table:table-cell>
          <table:table-cell office:value-type="float" office:value="2.5446900494077327" table:formula="of:=([.B17]/2)*([.B17]/2)*PI()" table:style-name="ce11">
            <text:p>2.544690049</text:p>
          </table:table-cell>
          <table:table-cell table:style-name="ce1"/>
          <table:table-cell office:value-type="float" office:value="1.9499999999999997" table:formula="of:=[.$D17]*[.G$3]*2*([.H$2])" table:style-name="ce15">
            <text:p>1.95</text:p>
          </table:table-cell>
          <table:table-cell office:value-type="float" office:value="3.25" table:formula="of:=[.$D17]*[.H$3]*2*([.H$2])" table:style-name="ce46">
            <text:p>3.25</text:p>
          </table:table-cell>
          <table:table-cell office:value-type="float" office:value="6.5" table:formula="of:=[.$D17]*[.I$3]*2*([.H$2])" table:style-name="ce16">
            <text:p>6.50</text:p>
          </table:table-cell>
          <table:table-cell office:value-type="float" office:value="3.8999999999999995" table:formula="of:=[.$D17]*[.J$3]*2*([.K$2])" table:style-name="ce15">
            <text:p>3.90</text:p>
          </table:table-cell>
          <table:table-cell office:value-type="float" office:value="6.5" table:formula="of:=[.$D17]*[.K$3]*2*([.K$2])" table:style-name="ce46">
            <text:p>6.50</text:p>
          </table:table-cell>
          <table:table-cell office:value-type="float" office:value="13" table:formula="of:=[.$D17]*[.L$3]*2*([.K$2])" table:style-name="ce16">
            <text:p>13.00</text:p>
          </table:table-cell>
          <table:table-cell office:value-type="float" office:value="5.85" table:formula="of:=[.$D17]*[.M$3]*2*([.N$2])" table:style-name="ce15">
            <text:p>5.85</text:p>
          </table:table-cell>
          <table:table-cell office:value-type="float" office:value="9.75" table:formula="of:=[.$D17]*[.N$3]*2*([.N$2])" table:style-name="ce46">
            <text:p>9.75</text:p>
          </table:table-cell>
          <table:table-cell office:value-type="float" office:value="19.5" table:formula="of:=[.$D17]*[.O$3]*2*([.N$2])" table:style-name="ce16">
            <text:p>19.50</text:p>
          </table:table-cell>
          <table:table-cell office:value-type="float" office:value="7.7999999999999989" table:formula="of:=[.$D17]*[.P$3]*2*([.Q$2])" table:style-name="ce15">
            <text:p>7.80</text:p>
          </table:table-cell>
          <table:table-cell office:value-type="float" office:value="13" table:formula="of:=[.$D17]*[.Q$3]*2*([.Q$2])" table:style-name="ce46">
            <text:p>13.00</text:p>
          </table:table-cell>
          <table:table-cell office:value-type="float" office:value="26" table:formula="of:=[.$D17]*[.R$3]*2*([.Q$2])" table:style-name="ce16">
            <text:p>26.00</text:p>
          </table:table-cell>
          <table:table-cell office:value-type="float" office:value="9.7499999999999982" table:formula="of:=[.$D17]*[.S$3]*2*([.T$2])" table:style-name="ce15">
            <text:p>9.75</text:p>
          </table:table-cell>
          <table:table-cell office:value-type="float" office:value="16.25" table:formula="of:=[.$D17]*[.T$3]*2*([.T$2])" table:style-name="ce46">
            <text:p>16.25</text:p>
          </table:table-cell>
          <table:table-cell office:value-type="float" office:value="32.5" table:formula="of:=[.$D17]*[.U$3]*2*([.T$2])" table:style-name="ce16">
            <text:p>32.50</text:p>
          </table:table-cell>
          <table:table-cell table:number-columns-repeated="16363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float" office:value="1.6" table:style-name="ce10">
            <text:p>1.6</text:p>
          </table:table-cell>
          <table:table-cell office:value-type="float" office:value="8.3000000000000007" table:style-name="ce10">
            <text:p>8.3</text:p>
          </table:table-cell>
          <table:table-cell office:value-type="float" office:value="8.3000000000000001E-3" table:formula="of:=[.C18]/1000" table:style-name="ce1">
            <text:p>0.0083</text:p>
          </table:table-cell>
          <table:table-cell office:value-type="float" office:value="2.0106192982974678" table:formula="of:=([.B18]/2)*([.B18]/2)*PI()" table:style-name="ce11">
            <text:p>2.010619298</text:p>
          </table:table-cell>
          <table:table-cell table:style-name="ce1"/>
          <table:table-cell office:value-type="float" office:value="2.4900000000000002" table:formula="of:=[.$D18]*[.G$3]*2*([.H$2])" table:style-name="ce15">
            <text:p>2.49</text:p>
          </table:table-cell>
          <table:table-cell office:value-type="float" office:value="4.1499999999999995" table:formula="of:=[.$D18]*[.H$3]*2*([.H$2])" table:style-name="ce46">
            <text:p>4.15</text:p>
          </table:table-cell>
          <table:table-cell office:value-type="float" office:value="8.2999999999999989" table:formula="of:=[.$D18]*[.I$3]*2*([.H$2])" table:style-name="ce16">
            <text:p>8.30</text:p>
          </table:table-cell>
          <table:table-cell office:value-type="float" office:value="4.9800000000000004" table:formula="of:=[.$D18]*[.J$3]*2*([.K$2])" table:style-name="ce15">
            <text:p>4.98</text:p>
          </table:table-cell>
          <table:table-cell office:value-type="float" office:value="8.2999999999999989" table:formula="of:=[.$D18]*[.K$3]*2*([.K$2])" table:style-name="ce46">
            <text:p>8.30</text:p>
          </table:table-cell>
          <table:table-cell office:value-type="float" office:value="16.599999999999998" table:formula="of:=[.$D18]*[.L$3]*2*([.K$2])" table:style-name="ce16">
            <text:p>16.60</text:p>
          </table:table-cell>
          <table:table-cell office:value-type="float" office:value="7.47" table:formula="of:=[.$D18]*[.M$3]*2*([.N$2])" table:style-name="ce15">
            <text:p>7.47</text:p>
          </table:table-cell>
          <table:table-cell office:value-type="float" office:value="12.45" table:formula="of:=[.$D18]*[.N$3]*2*([.N$2])" table:style-name="ce46">
            <text:p>12.45</text:p>
          </table:table-cell>
          <table:table-cell office:value-type="float" office:value="24.9" table:formula="of:=[.$D18]*[.O$3]*2*([.N$2])" table:style-name="ce16">
            <text:p>24.90</text:p>
          </table:table-cell>
          <table:table-cell office:value-type="float" office:value="9.9600000000000009" table:formula="of:=[.$D18]*[.P$3]*2*([.Q$2])" table:style-name="ce15">
            <text:p>9.96</text:p>
          </table:table-cell>
          <table:table-cell office:value-type="float" office:value="16.599999999999998" table:formula="of:=[.$D18]*[.Q$3]*2*([.Q$2])" table:style-name="ce46">
            <text:p>16.60</text:p>
          </table:table-cell>
          <table:table-cell office:value-type="float" office:value="33.199999999999996" table:formula="of:=[.$D18]*[.R$3]*2*([.Q$2])" table:style-name="ce16">
            <text:p>33.20</text:p>
          </table:table-cell>
          <table:table-cell office:value-type="float" office:value="12.45" table:formula="of:=[.$D18]*[.S$3]*2*([.T$2])" table:style-name="ce15">
            <text:p>12.45</text:p>
          </table:table-cell>
          <table:table-cell office:value-type="float" office:value="20.75" table:formula="of:=[.$D18]*[.T$3]*2*([.T$2])" table:style-name="ce46">
            <text:p>20.75</text:p>
          </table:table-cell>
          <table:table-cell office:value-type="float" office:value="41.5" table:formula="of:=[.$D18]*[.U$3]*2*([.T$2])" table:style-name="ce16">
            <text:p>41.50</text:p>
          </table:table-cell>
          <table:table-cell table:number-columns-repeated="16363"/>
        </table:table-row>
        <table:table-row table:style-name="ro2">
          <table:table-cell office:value-type="float" office:value="18" table:style-name="ce9">
            <text:p>18</text:p>
          </table:table-cell>
          <table:table-cell office:value-type="float" office:value="1" table:style-name="ce10">
            <text:p>1.0</text:p>
          </table:table-cell>
          <table:table-cell office:value-type="float" office:value="21" table:style-name="ce10">
            <text:p>21.0</text:p>
          </table:table-cell>
          <table:table-cell office:value-type="float" office:value="2.1000000000000001E-2" table:formula="of:=[.C19]/1000" table:style-name="ce1">
            <text:p>0.021</text:p>
          </table:table-cell>
          <table:table-cell office:value-type="float" office:value="0.78539816339744828" table:formula="of:=([.B19]/2)*([.B19]/2)*PI()" table:style-name="ce11">
            <text:p>0.785398163</text:p>
          </table:table-cell>
          <table:table-cell table:style-name="ce1"/>
          <table:table-cell office:value-type="float" office:value="6.3" table:formula="of:=[.$D19]*[.G$3]*2*([.H$2])" table:style-name="ce15">
            <text:p>6.30</text:p>
          </table:table-cell>
          <table:table-cell office:value-type="float" office:value="10.5" table:formula="of:=[.$D19]*[.H$3]*2*([.H$2])" table:style-name="ce46">
            <text:p>10.50</text:p>
          </table:table-cell>
          <table:table-cell office:value-type="float" office:value="21" table:formula="of:=[.$D19]*[.I$3]*2*([.H$2])" table:style-name="ce16">
            <text:p>21.00</text:p>
          </table:table-cell>
          <table:table-cell office:value-type="float" office:value="12.6" table:formula="of:=[.$D19]*[.J$3]*2*([.K$2])" table:style-name="ce15">
            <text:p>12.60</text:p>
          </table:table-cell>
          <table:table-cell office:value-type="float" office:value="21" table:formula="of:=[.$D19]*[.K$3]*2*([.K$2])" table:style-name="ce46">
            <text:p>21.00</text:p>
          </table:table-cell>
          <table:table-cell office:value-type="float" office:value="42" table:formula="of:=[.$D19]*[.L$3]*2*([.K$2])" table:style-name="ce16">
            <text:p>42.00</text:p>
          </table:table-cell>
          <table:table-cell office:value-type="float" office:value="18.899999999999999" table:formula="of:=[.$D19]*[.M$3]*2*([.N$2])" table:style-name="ce15">
            <text:p>18.90</text:p>
          </table:table-cell>
          <table:table-cell office:value-type="float" office:value="31.5" table:formula="of:=[.$D19]*[.N$3]*2*([.N$2])" table:style-name="ce46">
            <text:p>31.50</text:p>
          </table:table-cell>
          <table:table-cell office:value-type="float" office:value="63" table:formula="of:=[.$D19]*[.O$3]*2*([.N$2])" table:style-name="ce16">
            <text:p>63.00</text:p>
          </table:table-cell>
          <table:table-cell office:value-type="float" office:value="25.2" table:formula="of:=[.$D19]*[.P$3]*2*([.Q$2])" table:style-name="ce15">
            <text:p>25.20</text:p>
          </table:table-cell>
          <table:table-cell office:value-type="float" office:value="42" table:formula="of:=[.$D19]*[.Q$3]*2*([.Q$2])" table:style-name="ce46">
            <text:p>42.00</text:p>
          </table:table-cell>
          <table:table-cell office:value-type="float" office:value="84" table:formula="of:=[.$D19]*[.R$3]*2*([.Q$2])" table:style-name="ce16">
            <text:p>84.00</text:p>
          </table:table-cell>
          <table:table-cell office:value-type="float" office:value="31.5" table:formula="of:=[.$D19]*[.S$3]*2*([.T$2])" table:style-name="ce15">
            <text:p>31.50</text:p>
          </table:table-cell>
          <table:table-cell office:value-type="float" office:value="52.5" table:formula="of:=[.$D19]*[.T$3]*2*([.T$2])" table:style-name="ce46">
            <text:p>52.50</text:p>
          </table:table-cell>
          <table:table-cell office:value-type="float" office:value="105" table:formula="of:=[.$D19]*[.U$3]*2*([.T$2])" table:style-name="ce16">
            <text:p>105.00</text:p>
          </table:table-cell>
          <table:table-cell table:number-columns-repeated="16363"/>
        </table:table-row>
        <table:table-row table:style-name="ro2">
          <table:table-cell office:value-type="float" office:value="19" table:style-name="ce9">
            <text:p>19</text:p>
          </table:table-cell>
          <table:table-cell office:value-type="float" office:value="0.9" table:style-name="ce10">
            <text:p>0.9</text:p>
          </table:table-cell>
          <table:table-cell office:value-type="float" office:value="26" table:style-name="ce10">
            <text:p>26.0</text:p>
          </table:table-cell>
          <table:table-cell office:value-type="float" office:value="2.5999999999999999E-2" table:formula="of:=[.C20]/1000" table:style-name="ce1">
            <text:p>0.026</text:p>
          </table:table-cell>
          <table:table-cell office:value-type="float" office:value="0.63617251235193317" table:formula="of:=([.B20]/2)*([.B20]/2)*PI()" table:style-name="ce11">
            <text:p>0.636172512</text:p>
          </table:table-cell>
          <table:table-cell table:style-name="ce1"/>
          <table:table-cell office:value-type="float" office:value="7.7999999999999989" table:formula="of:=[.$D20]*[.G$3]*2*([.H$2])" table:style-name="ce15">
            <text:p>7.80</text:p>
          </table:table-cell>
          <table:table-cell office:value-type="float" office:value="13" table:formula="of:=[.$D20]*[.H$3]*2*([.H$2])" table:style-name="ce46">
            <text:p>13.00</text:p>
          </table:table-cell>
          <table:table-cell office:value-type="float" office:value="26" table:formula="of:=[.$D20]*[.I$3]*2*([.H$2])" table:style-name="ce16">
            <text:p>26.00</text:p>
          </table:table-cell>
          <table:table-cell office:value-type="float" office:value="15.599999999999998" table:formula="of:=[.$D20]*[.J$3]*2*([.K$2])" table:style-name="ce15">
            <text:p>15.60</text:p>
          </table:table-cell>
          <table:table-cell office:value-type="float" office:value="26" table:formula="of:=[.$D20]*[.K$3]*2*([.K$2])" table:style-name="ce46">
            <text:p>26.00</text:p>
          </table:table-cell>
          <table:table-cell office:value-type="float" office:value="52" table:formula="of:=[.$D20]*[.L$3]*2*([.K$2])" table:style-name="ce16">
            <text:p>52.00</text:p>
          </table:table-cell>
          <table:table-cell office:value-type="float" office:value="23.4" table:formula="of:=[.$D20]*[.M$3]*2*([.N$2])" table:style-name="ce15">
            <text:p>23.40</text:p>
          </table:table-cell>
          <table:table-cell office:value-type="float" office:value="39" table:formula="of:=[.$D20]*[.N$3]*2*([.N$2])" table:style-name="ce46">
            <text:p>39.00</text:p>
          </table:table-cell>
          <table:table-cell office:value-type="float" office:value="78" table:formula="of:=[.$D20]*[.O$3]*2*([.N$2])" table:style-name="ce16">
            <text:p>78.00</text:p>
          </table:table-cell>
          <table:table-cell office:value-type="float" office:value="31.199999999999996" table:formula="of:=[.$D20]*[.P$3]*2*([.Q$2])" table:style-name="ce15">
            <text:p>31.20</text:p>
          </table:table-cell>
          <table:table-cell office:value-type="float" office:value="52" table:formula="of:=[.$D20]*[.Q$3]*2*([.Q$2])" table:style-name="ce46">
            <text:p>52.00</text:p>
          </table:table-cell>
          <table:table-cell office:value-type="float" office:value="104" table:formula="of:=[.$D20]*[.R$3]*2*([.Q$2])" table:style-name="ce16">
            <text:p>104.00</text:p>
          </table:table-cell>
          <table:table-cell office:value-type="float" office:value="38.999999999999993" table:formula="of:=[.$D20]*[.S$3]*2*([.T$2])" table:style-name="ce15">
            <text:p>39.00</text:p>
          </table:table-cell>
          <table:table-cell office:value-type="float" office:value="65" table:formula="of:=[.$D20]*[.T$3]*2*([.T$2])" table:style-name="ce46">
            <text:p>65.00</text:p>
          </table:table-cell>
          <table:table-cell office:value-type="float" office:value="130" table:formula="of:=[.$D20]*[.U$3]*2*([.T$2])" table:style-name="ce16">
            <text:p>130.00</text:p>
          </table:table-cell>
          <table:table-cell table:number-columns-repeated="16363"/>
        </table:table-row>
        <table:table-row table:style-name="ro2">
          <table:table-cell office:value-type="float" office:value="20" table:style-name="ce17">
            <text:p>20</text:p>
          </table:table-cell>
          <table:table-cell office:value-type="float" office:value="0.8" table:style-name="ce18">
            <text:p>0.8</text:p>
          </table:table-cell>
          <table:table-cell office:value-type="float" office:value="33" table:style-name="ce18">
            <text:p>33.0</text:p>
          </table:table-cell>
          <table:table-cell office:value-type="float" office:value="3.3000000000000002E-2" table:formula="of:=[.C21]/1000" table:style-name="ce19">
            <text:p>0.033</text:p>
          </table:table-cell>
          <table:table-cell office:value-type="float" office:value="0.50265482457436694" table:formula="of:=([.B21]/2)*([.B21]/2)*PI()" table:style-name="ce20">
            <text:p>0.502654825</text:p>
          </table:table-cell>
          <table:table-cell table:style-name="ce1"/>
          <table:table-cell office:value-type="float" office:value="9.9" table:formula="of:=[.$D21]*[.G$3]*2*([.H$2])" table:style-name="ce21">
            <text:p>9.90</text:p>
          </table:table-cell>
          <table:table-cell office:value-type="float" office:value="16.5" table:formula="of:=[.$D21]*[.H$3]*2*([.H$2])" table:style-name="ce22">
            <text:p>16.50</text:p>
          </table:table-cell>
          <table:table-cell office:value-type="float" office:value="33" table:formula="of:=[.$D21]*[.I$3]*2*([.H$2])" table:style-name="ce23">
            <text:p>33.00</text:p>
          </table:table-cell>
          <table:table-cell office:value-type="float" office:value="19.8" table:formula="of:=[.$D21]*[.J$3]*2*([.K$2])" table:style-name="ce21">
            <text:p>19.80</text:p>
          </table:table-cell>
          <table:table-cell office:value-type="float" office:value="33" table:formula="of:=[.$D21]*[.K$3]*2*([.K$2])" table:style-name="ce22">
            <text:p>33.00</text:p>
          </table:table-cell>
          <table:table-cell office:value-type="float" office:value="66" table:formula="of:=[.$D21]*[.L$3]*2*([.K$2])" table:style-name="ce23">
            <text:p>66.00</text:p>
          </table:table-cell>
          <table:table-cell office:value-type="float" office:value="29.7" table:formula="of:=[.$D21]*[.M$3]*2*([.N$2])" table:style-name="ce21">
            <text:p>29.70</text:p>
          </table:table-cell>
          <table:table-cell office:value-type="float" office:value="49.500000000000007" table:formula="of:=[.$D21]*[.N$3]*2*([.N$2])" table:style-name="ce22">
            <text:p>49.50</text:p>
          </table:table-cell>
          <table:table-cell office:value-type="float" office:value="99.000000000000014" table:formula="of:=[.$D21]*[.O$3]*2*([.N$2])" table:style-name="ce23">
            <text:p>99.00</text:p>
          </table:table-cell>
          <table:table-cell office:value-type="float" office:value="39.6" table:formula="of:=[.$D21]*[.P$3]*2*([.Q$2])" table:style-name="ce21">
            <text:p>39.60</text:p>
          </table:table-cell>
          <table:table-cell office:value-type="float" office:value="66" table:formula="of:=[.$D21]*[.Q$3]*2*([.Q$2])" table:style-name="ce22">
            <text:p>66.00</text:p>
          </table:table-cell>
          <table:table-cell office:value-type="float" office:value="132" table:formula="of:=[.$D21]*[.R$3]*2*([.Q$2])" table:style-name="ce23">
            <text:p>132.00</text:p>
          </table:table-cell>
          <table:table-cell office:value-type="float" office:value="49.5" table:formula="of:=[.$D21]*[.S$3]*2*([.T$2])" table:style-name="ce21">
            <text:p>49.50</text:p>
          </table:table-cell>
          <table:table-cell office:value-type="float" office:value="82.5" table:formula="of:=[.$D21]*[.T$3]*2*([.T$2])" table:style-name="ce22">
            <text:p>82.50</text:p>
          </table:table-cell>
          <table:table-cell office:value-type="float" office:value="165" table:formula="of:=[.$D21]*[.U$3]*2*([.T$2])" table:style-name="ce23">
            <text:p>165.00</text:p>
          </table:table-cell>
          <table:table-cell table:number-columns-repeated="1636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1">
            <text:p>This is the voltage drop in a cable for a given length and current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This assumes that there is a supply and return conductor.</text:p>
          </table:table-cell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  <table:table table:name="Cables" table:style-name="ta1">
        <table:table-column table:style-name="co1" table:number-columns-repeated="8" table:default-cell-style-name="ce1"/>
        <table:table-column table:style-name="co3" table:number-columns-repeated="2" table:default-cell-style-name="ce1"/>
        <table:table-column table:style-name="co1" table:number-columns-repeated="16374" table:default-cell-style-name="ce1"/>
        <table:table-row table:style-name="ro2">
          <table:table-cell table:number-columns-repeated="16384"/>
        </table:table-row>
        <table:table-row table:style-name="ro2">
          <table:table-cell table:number-columns-repeated="7" table:style-name="ce1"/>
          <table:table-cell office:value-type="string" table:number-columns-spanned="3" table:number-rows-spanned="1" table:style-name="ce45">
            <text:p>Distance / Cost</text:p>
          </table:table-cell>
          <table:covered-table-cell table:number-columns-repeated="2"/>
          <table:table-cell table:number-columns-repeated="16374"/>
        </table:table-row>
        <table:table-row table:style-name="ro2">
          <table:table-cell office:value-type="string" table:style-name="ce28">
            <text:p>Supplier</text:p>
          </table:table-cell>
          <table:table-cell office:value-type="string" table:style-name="ce29">
            <text:p>P/N</text:p>
          </table:table-cell>
          <table:table-cell office:value-type="string" table:style-name="ce29">
            <text:p># Cores</text:p>
          </table:table-cell>
          <table:table-cell office:value-type="string" table:style-name="ce29">
            <text:p>AWG</text:p>
          </table:table-cell>
          <table:table-cell office:value-type="string" table:style-name="ce30">
            <text:p>$/m</text:p>
          </table:table-cell>
          <table:table-cell table:number-columns-repeated="2" table:style-name="ce1"/>
          <table:table-cell office:value-type="float" office:value="30" table:style-name="ce6">
            <text:p>30</text:p>
          </table:table-cell>
          <table:table-cell office:value-type="float" office:value="50" table:style-name="ce7">
            <text:p>50</text:p>
          </table:table-cell>
          <table:table-cell office:value-type="float" office:value="100" table:style-name="ce8">
            <text:p>100</text:p>
          </table:table-cell>
          <table:table-cell table:number-columns-repeated="16374"/>
        </table:table-row>
        <table:table-row table:style-name="ro2">
          <table:table-cell office:value-type="string" table:style-name="ce31">
            <text:p>Altronics</text:p>
          </table:table-cell>
          <table:table-cell office:value-type="string" table:style-name="ce32">
            <text:p>W0570</text:p>
          </table:table-cell>
          <table:table-cell office:value-type="float" office:value="3" table:style-name="ce32">
            <text:p>3</text:p>
          </table:table-cell>
          <table:table-cell office:value-type="float" office:value="18" table:style-name="ce32">
            <text:p>18</text:p>
          </table:table-cell>
          <table:table-cell office:value-type="currency" office:value="2.75" table:style-name="ce33">
            <text:p><text:s/>$2.75<text:s/></text:p>
          </table:table-cell>
          <table:table-cell table:number-columns-repeated="2" table:style-name="ce1"/>
          <table:table-cell office:value-type="currency" office:value="55" table:formula="of:=[.H$3]*[.$E4]*(2/[.$C4])" table:style-name="ce34">
            <text:p><text:s/>$55.00<text:s/></text:p>
          </table:table-cell>
          <table:table-cell office:value-type="currency" office:value="91.666666666666657" table:formula="of:=[.I$3]*[.$E4]*(2/[.$C4])" table:style-name="ce35">
            <text:p><text:s/>$91.67<text:s/></text:p>
          </table:table-cell>
          <table:table-cell office:value-type="currency" office:value="183.33333333333331" table:formula="of:=[.J$3]*[.$E4]*(2/[.$C4])" table:style-name="ce33">
            <text:p><text:s/>$183.33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422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currency" office:value="2.95" table:style-name="ce37">
            <text:p><text:s/>$2.95<text:s/></text:p>
          </table:table-cell>
          <table:table-cell table:number-columns-repeated="2" table:style-name="ce1"/>
          <table:table-cell office:value-type="currency" office:value="35.4" table:formula="of:=[.H$3]*[.$E5]*(2/[.$C5])" table:style-name="ce38">
            <text:p><text:s/>$35.40<text:s/></text:p>
          </table:table-cell>
          <table:table-cell office:value-type="currency" office:value="59" table:formula="of:=[.I$3]*[.$E5]*(2/[.$C5])" table:style-name="ce39">
            <text:p><text:s/>$59.00<text:s/></text:p>
          </table:table-cell>
          <table:table-cell office:value-type="currency" office:value="118" table:formula="of:=[.J$3]*[.$E5]*(2/[.$C5])" table:style-name="ce37">
            <text:p><text:s/>$118.00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4222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currency" office:value="4.75" table:style-name="ce37">
            <text:p><text:s/>$4.75<text:s/></text:p>
          </table:table-cell>
          <table:table-cell table:number-columns-repeated="2" table:style-name="ce1"/>
          <table:table-cell office:value-type="currency" office:value="40.714285714285715" table:formula="of:=[.H$3]*[.$E6]*(2/[.$C6])" table:style-name="ce38">
            <text:p><text:s/>$40.71<text:s/></text:p>
          </table:table-cell>
          <table:table-cell office:value-type="currency" office:value="67.857142857142847" table:formula="of:=[.I$3]*[.$E6]*(2/[.$C6])" table:style-name="ce39">
            <text:p><text:s/>$67.86<text:s/></text:p>
          </table:table-cell>
          <table:table-cell office:value-type="currency" office:value="135.71428571428569" table:formula="of:=[.J$3]*[.$E6]*(2/[.$C6])" table:style-name="ce37">
            <text:p><text:s/>$135.71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410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9" table:style-name="ce37">
            <text:p><text:s/>$3.90<text:s/></text:p>
          </table:table-cell>
          <table:table-cell table:number-columns-repeated="2" table:style-name="ce1"/>
          <table:table-cell office:value-type="currency" office:value="234" table:formula="of:=[.H$3]*[.$E7]*(2/[.$C7])" table:style-name="ce38">
            <text:p><text:s/>$234.00<text:s/></text:p>
          </table:table-cell>
          <table:table-cell office:value-type="currency" office:value="390" table:formula="of:=[.I$3]*[.$E7]*(2/[.$C7])" table:style-name="ce39">
            <text:p><text:s/>$390.00<text:s/></text:p>
          </table:table-cell>
          <table:table-cell office:value-type="currency" office:value="780" table:formula="of:=[.J$3]*[.$E7]*(2/[.$C7])" table:style-name="ce37">
            <text:p><text:s/>$780.00<text:s/></text:p>
          </table:table-cell>
          <table:table-cell table:number-columns-repeated="16374"/>
        </table:table-row>
        <table:table-row table:style-name="ro2">
          <table:table-cell office:value-type="string" table:style-name="ce36">
            <text:p>Jaycar</text:p>
          </table:table-cell>
          <table:table-cell office:value-type="string" table:style-name="ce1">
            <text:p>WH3080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7">
            <text:p><text:s/>$2.20<text:s/></text:p>
          </table:table-cell>
          <table:table-cell table:number-columns-repeated="2" table:style-name="ce1"/>
          <table:table-cell office:value-type="currency" office:value="132" table:formula="of:=[.H$3]*[.$E8]*(2/[.$C8])" table:style-name="ce38">
            <text:p><text:s/>$132.00<text:s/></text:p>
          </table:table-cell>
          <table:table-cell office:value-type="currency" office:value="220.00000000000003" table:formula="of:=[.I$3]*[.$E8]*(2/[.$C8])" table:style-name="ce39">
            <text:p><text:s/>$220.00<text:s/></text:p>
          </table:table-cell>
          <table:table-cell office:value-type="currency" office:value="440.00000000000006" table:formula="of:=[.J$3]*[.$E8]*(2/[.$C8])" table:style-name="ce37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H3077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currency" office:value="4.333333333333333" table:formula="of:=65/15" table:style-name="ce37">
            <text:p><text:s/>$4.33<text:s/></text:p>
          </table:table-cell>
          <table:table-cell table:number-columns-repeated="2" table:style-name="ce1"/>
          <table:table-cell office:value-type="currency" office:value="130" table:formula="of:=[.H$3]*[.$E9]*(2/[.$C9])" table:style-name="ce38">
            <text:p><text:s/>$130.00<text:s/></text:p>
          </table:table-cell>
          <table:table-cell office:value-type="currency" office:value="216.66666666666666" table:formula="of:=[.I$3]*[.$E9]*(2/[.$C9])" table:style-name="ce39">
            <text:p><text:s/>$216.67<text:s/></text:p>
          </table:table-cell>
          <table:table-cell office:value-type="currency" office:value="433.33333333333331" table:formula="of:=[.J$3]*[.$E9]*(2/[.$C9])" table:style-name="ce37">
            <text:p><text:s/>$433.33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H306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currency" office:value="3.6" table:style-name="ce37">
            <text:p><text:s/>$3.60<text:s/></text:p>
          </table:table-cell>
          <table:table-cell table:number-columns-repeated="2" table:style-name="ce1"/>
          <table:table-cell office:value-type="currency" office:value="216" table:formula="of:=[.H$3]*[.$E10]*(2/[.$C10])" table:style-name="ce38">
            <text:p><text:s/>$216.00<text:s/></text:p>
          </table:table-cell>
          <table:table-cell office:value-type="currency" office:value="360" table:formula="of:=[.I$3]*[.$E10]*(2/[.$C10])" table:style-name="ce39">
            <text:p><text:s/>$360.00<text:s/></text:p>
          </table:table-cell>
          <table:table-cell office:value-type="currency" office:value="720" table:formula="of:=[.J$3]*[.$E10]*(2/[.$C10])" table:style-name="ce37">
            <text:p><text:s/>$720.00<text:s/></text:p>
          </table:table-cell>
          <table:table-cell table:number-columns-repeated="16374"/>
        </table:table-row>
        <table:table-row table:style-name="ro2">
          <table:table-cell table:style-name="ce36"/>
          <table:table-cell office:value-type="string" table:style-name="ce1">
            <text:p>WH3082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currency" office:value="2.2000000000000002" table:style-name="ce37">
            <text:p><text:s/>$2.20<text:s/></text:p>
          </table:table-cell>
          <table:table-cell table:number-columns-repeated="2" table:style-name="ce1"/>
          <table:table-cell office:value-type="currency" office:value="132" table:formula="of:=[.H$3]*[.$E11]*(2/[.$C11])" table:style-name="ce38">
            <text:p><text:s/>$132.00<text:s/></text:p>
          </table:table-cell>
          <table:table-cell office:value-type="currency" office:value="220.00000000000003" table:formula="of:=[.I$3]*[.$E11]*(2/[.$C11])" table:style-name="ce39">
            <text:p><text:s/>$220.00<text:s/></text:p>
          </table:table-cell>
          <table:table-cell office:value-type="currency" office:value="440.00000000000006" table:formula="of:=[.J$3]*[.$E11]*(2/[.$C11])" table:style-name="ce37">
            <text:p><text:s/>$440.00<text:s/></text:p>
          </table:table-cell>
          <table:table-cell table:number-columns-repeated="16374"/>
        </table:table-row>
        <table:table-row table:style-name="ro2">
          <table:table-cell table:style-name="ce40"/>
          <table:table-cell office:value-type="string" table:style-name="ce19">
            <text:p>WH3066</text:p>
          </table:table-cell>
          <table:table-cell office:value-type="float" office:value="1" table:style-name="ce19">
            <text:p>1</text:p>
          </table:table-cell>
          <table:table-cell office:value-type="float" office:value="4" table:style-name="ce19">
            <text:p>4</text:p>
          </table:table-cell>
          <table:table-cell office:value-type="currency" office:value="8.9" table:style-name="ce41">
            <text:p><text:s/>$8.90<text:s/></text:p>
          </table:table-cell>
          <table:table-cell table:number-columns-repeated="2" table:style-name="ce1"/>
          <table:table-cell office:value-type="currency" office:value="534" table:formula="of:=[.H$3]*[.$E12]*(2/[.$C12])" table:style-name="ce42">
            <text:p><text:s/>$534.00<text:s/></text:p>
          </table:table-cell>
          <table:table-cell office:value-type="currency" office:value="890" table:formula="of:=[.I$3]*[.$E12]*(2/[.$C12])" table:style-name="ce43">
            <text:p><text:s/>$890.00<text:s/></text:p>
          </table:table-cell>
          <table:table-cell office:value-type="currency" office:value="1780" table:formula="of:=[.J$3]*[.$E12]*(2/[.$C12])" table:style-name="ce41">
            <text:p><text:s/>$1,780.00<text:s/></text:p>
          </table:table-cell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2">
          <table:table-cell table:number-columns-repeated="7" table:style-name="ce1"/>
          <table:table-cell table:style-name="ce44"/>
          <table:table-cell table:number-columns-repeated="16376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7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">
      <number:currency-symbol>$</number:currency-symbol>
      <number:number number:decimal-places="2" number:min-integer-digits="1" number:grouping="true"/>
    </number:currency-style>
    <style:style style:name="Currency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3-09T05:36:23Z</dc:date>
  </office:meta>
</office:document-meta>
</file>